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5-10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5-08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5-04-1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5-01-0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4-10-1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4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4-04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4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3-10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3-07-17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3-04-0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3-01-3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2-08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2-04-2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2-01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1-10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1-07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1-04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0-11-1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20-01-1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9-10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9-07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9-05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9-01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8-10-1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8-07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8-04-19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8-01-10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7-10-1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7-07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7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7-0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6-10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6-07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6-04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6-01-2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5-10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5-07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5-04-2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5-01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4-10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4-07-3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4-04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3-12-1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3-08-0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3-04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2-10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2-08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2-04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1-10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1-07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1-04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1-02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0-10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10-04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9-04-0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8-01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7-11-1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7-09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7-05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6-11-1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6-08-0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6-04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6-01-2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12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10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07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05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02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5-01-0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4-12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6240</text:p>
          </table:table-cell>
          <table:table-cell office:value-type="string" calcext:value-type="string">
            <text:p>39S/08W-34CDA</text:p>
          </table:table-cell>
          <table:table-cell office:value-type="string" calcext:value-type="string">
            <text:p>2004-12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